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>
    <style:style style:name="cellparagraph" style:family="paragraph" style:display-name="cellparagraph">
      <style:text-properties fo:font-size="10pt"/>
    </style:style>
    <style:style style:name="cellotherrow" style:family="table-cell" style:display-name="cellotherrow">
      <style:table-cell-properties fo:padding="0.1cm" fo:border-left="0.05pt solid #000000" fo:border-right="none" fo:border-top="none" fo:border-bottom="0.05pt solid #000000"/>
    </style:style>
    <style:style style:name="cellotherrowend" style:family="table-cell" style:display-name="cellotherrowend">
      <style:table-cell-properties fo:padding="0.1cm" fo:border-left="0.05pt solid #000000" fo:border-right="0.05pt solid #000000" fo:border-top="none" fo:border-bottom="0.05pt solid #000000"/>
    </style:style>
    <style:style style:name="Table00Column2decimal_tab" style:family="paragraph" style:display-name="Table00Column2decimal_tab">
      <style:paragraph-properties>
        <style:tab-stops>
          <style:tab-stop style:position="0.4cm" style:type="char" style:char="."/>
        </style:tab-stops>
      </style:paragraph-properties>
      <style:text-properties fo:font-size="10pt"/>
    </style:style>
    <style:style style:name="Table00" style:family="table" style:display-name="Table00">
      <style:table-properties style:width="12.5cm" table:align="center"/>
    </style:style>
    <style:style style:name="Table00Col01Style" style:family="table-column" style:display-name="Table00Col01Style">
      <style:table-column-properties style:column-width="3.5cm"/>
    </style:style>
    <style:style style:name="Table00Col02Style" style:family="table-column" style:display-name="Table00Col02Style">
      <style:table-column-properties style:column-width="4.0cm"/>
    </style:style>
    <style:style style:name="Table00Col03Style" style:family="table-column" style:display-name="Table00Col03Style">
      <style:table-column-properties style:column-width="5cm"/>
    </style:style>
    <style:style style:name="Table01Column2decimal_tab" style:family="paragraph" style:display-name="Table01Column2decimal_tab">
      <style:paragraph-properties>
        <style:tab-stops>
          <style:tab-stop style:position="1.1cm" style:type="char" style:char="."/>
        </style:tab-stops>
      </style:paragraph-properties>
      <style:text-properties fo:font-size="10pt"/>
    </style:style>
    <style:style style:name="Table01" style:family="table" style:display-name="Table01">
      <style:table-properties style:width="13.5cm" table:align="center"/>
    </style:style>
    <style:style style:name="Table01Col01Style" style:family="table-column" style:display-name="Table01Col01Style">
      <style:table-column-properties style:column-width="4.5cm"/>
    </style:style>
    <style:style style:name="Table01Col02Style" style:family="table-column" style:display-name="Table01Col02Style">
      <style:table-column-properties style:column-width="4.5cm"/>
    </style:style>
    <style:style style:name="Table01Col03Style" style:family="table-column" style:display-name="Table01Col03Style">
      <style:table-column-properties style:column-width="4.5cm"/>
    </style:style>
    <style:style style:name="Table02" style:family="table" style:display-name="Table02">
      <style:table-properties style:width="3.0cm" table:align="center"/>
    </style:style>
    <style:style style:name="Table02Col01Style" style:family="table-column" style:display-name="Table02Col01Style">
      <style:table-column-properties style:column-width="1.0cm"/>
    </style:style>
    <style:style style:name="Table02Col02Style" style:family="table-column" style:display-name="Table02Col02Style">
      <style:table-column-properties style:column-width="1.0cm"/>
    </style:style>
    <style:style style:name="Table02Col03Style" style:family="table-column" style:display-name="Table02Col03Style">
      <style:table-column-properties style:column-width="1.0cm"/>
    </style:style>
  </office:automatic-styles>
  <office:body>
    <office:text>
      <text:h text:outline-level="1" text:style-name="heading1">Adding tables with odt.py</text:h>
      <text:p>This document shows how to add tables using the addtable() function in odt.py<text:line-break/>First, open a document. E.g. doc=Document("example_msl-odt_tables.odt")<text:line-break/>Tables are added with doc.addtable()<text:line-break/><text:line-break/>Open Document tables are written row-by-row. The helper function maketabledata() can be used to combine column variables, and an optional header row, into a suitable format for use with addtable().<text:line-break/>E.g.: doc.addtable(maketabledata(col1data, col2data, header_row=["col1label", "col2label"]))<text:line-break/></text:p>
      <text:h text:outline-level="2" text:style-name="heading2">Example 1</text:h>
      <text:p>Individual column widths with decimal tab stop on second column</text:p>
      <text:p>doc.addtable(table_data, column_width=[3.5, 4.0, 5],<text:line-break/><text:tab/>decimal_tab=[None, 0.4, None],<text:line-break/><text:tab/>border_style="Header row")</text:p>
      <table:table table:name="Table0" table:style-name="Table00">
        <table:table-column table:style-name="Table00Col01Style"/>
        <table:table-column table:style-name="Table00Col02Style"/>
        <table:table-column table:style-name="Table00Col03Style"/>
        <table:table-row>
          <table:table-cell table:style-name="None">
            <text:p text:style-name="cellparagraph">Name</text:p>
          </table:table-cell>
          <table:table-cell table:style-name="None">
            <text:p text:style-name="cellparagraph">Age</text:p>
          </table:table-cell>
          <table:table-cell table:style-name="None">
            <text:p text:style-name="cellparagraph">Town</text:p>
          </table:table-cell>
        </table:table-row>
        <table:table-row>
          <table:table-cell table:style-name="None">
            <text:p text:style-name="cellparagraph">Alice</text:p>
          </table:table-cell>
          <table:table-cell table:style-name="None">
            <text:p text:style-name="Table00Column2decimal_tab">30.123</text:p>
          </table:table-cell>
          <table:table-cell table:style-name="None">
            <text:p text:style-name="cellparagraph">Hell</text:p>
          </table:table-cell>
        </table:table-row>
        <table:table-row>
          <table:table-cell table:style-name="None">
            <text:p text:style-name="cellparagraph">Bobby</text:p>
          </table:table-cell>
          <table:table-cell table:style-name="None">
            <text:p text:style-name="Table00Column2decimal_tab">0.123456</text:p>
          </table:table-cell>
          <table:table-cell table:style-name="None">
            <text:p text:style-name="cellparagraph">Belmont</text:p>
          </table:table-cell>
        </table:table-row>
        <table:table-row>
          <table:table-cell table:style-name="None">
            <text:p text:style-name="cellparagraph">Charlise</text:p>
          </table:table-cell>
          <table:table-cell table:style-name="None">
            <text:p text:style-name="Table00Column2decimal_tab">123</text:p>
          </table:table-cell>
          <table:table-cell table:style-name="None">
            <text:p text:style-name="cellparagraph">Longyearbyen</text:p>
          </table:table-cell>
        </table:table-row>
      </table:table>
      <text:p>Note: decimal tab stop too small, numbers not aligned.<text:line-break/></text:p>
      <text:h text:outline-level="2" text:style-name="heading2">Example 2</text:h>
      <text:p>Single column width with decimal tab stop on second column</text:p>
      <text:p>doc.addtable(table_data, column_width=4.5,<text:line-break/><text:tab/>decimal_tab=[None, 1.1, None],<text:line-break/><text:tab/>border_style="All")</text:p>
      <table:table table:name="Table1" table:style-name="Table01">
        <table:table-column table:style-name="Table01Col01Style"/>
        <table:table-column table:style-name="Table01Col02Style"/>
        <table:table-column table:style-name="Table01Col03Style"/>
        <table:table-row>
          <table:table-cell table:style-name="cellotherrow">
            <text:p text:style-name="cellparagraph">Name</text:p>
          </table:table-cell>
          <table:table-cell table:style-name="cellotherrow">
            <text:p text:style-name="cellparagraph">Age</text:p>
          </table:table-cell>
          <table:table-cell table:style-name="cellotherrowend">
            <text:p text:style-name="cellparagraph">Town</text:p>
          </table:table-cell>
        </table:table-row>
        <table:table-row>
          <table:table-cell table:style-name="cellotherrow">
            <text:p text:style-name="cellparagraph">Alice</text:p>
          </table:table-cell>
          <table:table-cell table:style-name="cellotherrow">
            <text:p text:style-name="Table01Column2decimal_tab">30.123</text:p>
          </table:table-cell>
          <table:table-cell table:style-name="cellotherrowend">
            <text:p text:style-name="cellparagraph">Hell</text:p>
          </table:table-cell>
        </table:table-row>
        <table:table-row>
          <table:table-cell table:style-name="cellotherrow">
            <text:p text:style-name="cellparagraph">Bobby</text:p>
          </table:table-cell>
          <table:table-cell table:style-name="cellotherrow">
            <text:p text:style-name="Table01Column2decimal_tab">0.123456</text:p>
          </table:table-cell>
          <table:table-cell table:style-name="cellotherrowend">
            <text:p text:style-name="cellparagraph">Belmont</text:p>
          </table:table-cell>
        </table:table-row>
        <table:table-row>
          <table:table-cell table:style-name="cellotherrow">
            <text:p text:style-name="cellparagraph">Charlise</text:p>
          </table:table-cell>
          <table:table-cell table:style-name="cellotherrow">
            <text:p text:style-name="Table01Column2decimal_tab">123</text:p>
          </table:table-cell>
          <table:table-cell table:style-name="cellotherrowend">
            <text:p text:style-name="cellparagraph">Longyearbyen</text:p>
          </table:table-cell>
        </table:table-row>
      </table:table>
      <text:p>Note: default cell text padding is 0.1cm.<text:line-break/></text:p>
      <text:h text:outline-level="2" text:style-name="heading2">Example3</text:h>
      <text:p>Total table width with no decimal tabs or borders</text:p>
      <text:p>doc.addtable(table_data, table_width=3)</text:p>
      <table:table table:name="Table2" table:style-name="Table02">
        <table:table-column table:style-name="Table02Col01Style"/>
        <table:table-column table:style-name="Table02Col02Style"/>
        <table:table-column table:style-name="Table02Col03Style"/>
        <table:table-row>
          <table:table-cell table:style-name="None">
            <text:p text:style-name="cellparagraph">Name</text:p>
          </table:table-cell>
          <table:table-cell table:style-name="None">
            <text:p text:style-name="cellparagraph">Age</text:p>
          </table:table-cell>
          <table:table-cell table:style-name="None">
            <text:p text:style-name="cellparagraph">Town</text:p>
          </table:table-cell>
        </table:table-row>
        <table:table-row>
          <table:table-cell table:style-name="None">
            <text:p text:style-name="cellparagraph">Alice</text:p>
          </table:table-cell>
          <table:table-cell table:style-name="None">
            <text:p text:style-name="cellparagraph">30.123</text:p>
          </table:table-cell>
          <table:table-cell table:style-name="None">
            <text:p text:style-name="cellparagraph">Hell</text:p>
          </table:table-cell>
        </table:table-row>
        <table:table-row>
          <table:table-cell table:style-name="None">
            <text:p text:style-name="cellparagraph">Bobby</text:p>
          </table:table-cell>
          <table:table-cell table:style-name="None">
            <text:p text:style-name="cellparagraph">0.123456</text:p>
          </table:table-cell>
          <table:table-cell table:style-name="None">
            <text:p text:style-name="cellparagraph">Belmont</text:p>
          </table:table-cell>
        </table:table-row>
        <table:table-row>
          <table:table-cell table:style-name="None">
            <text:p text:style-name="cellparagraph">Charlise</text:p>
          </table:table-cell>
          <table:table-cell table:style-name="None">
            <text:p text:style-name="cellparagraph">123</text:p>
          </table:table-cell>
          <table:table-cell table:style-name="None">
            <text:p text:style-name="cellparagraph">Longyearbyen</text:p>
          </table:table-cell>
        </table:table-row>
      </table:table>
      <text:p>Note: column width too small, text wrapped.<text:line-break/>Further details can be found in odt.py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heading1" style:family="paragraph" style:display-name="heading1">
      <style:text-properties fo:font-size="14pt" fo:font-weight="bold"/>
    </style:style>
    <style:style style:name="heading2" style:family="paragraph" style:display-name="heading2">
      <style:text-properties fo:font-size="12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creation-date>2024-11-07T03:34</meta:creation-date>
    <meta:user-defined meta:name="Title">example_msl-odt_tables</meta:user-defined>
    <meta:initial-creator>msl-odt</meta:initial-creator>
    <meta:generator>ODFPY/1.4.1</meta:generator>
  </office:meta>
</office:document-meta>
</file>